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Helvetica Neue" svg:font-family="'Helvetica Neue', HelveticaNeue, 'TeX Gyre Heros', TeXGyreHeros, FreeSans, 'Nimbus Sans L', 'Liberation Sans', Helvetica, Arial, sans-serif"/>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CA"/>
    </style:style>
    <style:style style:name="P2" style:family="paragraph" style:parent-style-name="Standard">
      <style:paragraph-properties fo:text-align="center" style:justify-single-word="false"/>
      <style:text-properties fo:language="en" fo:country="CA"/>
    </style:style>
    <style:style style:name="P3" style:family="paragraph" style:parent-style-name="Standard">
      <style:paragraph-properties fo:text-align="center" style:justify-single-word="false"/>
      <style:text-properties fo:font-size="15pt" fo:language="en" fo:country="CA" style:text-underline-style="solid" style:text-underline-width="auto" style:text-underline-color="font-color" style:font-size-asian="15pt" style:font-size-complex="15pt"/>
    </style:style>
    <style:style style:name="P4" style:family="paragraph" style:parent-style-name="Standard">
      <style:paragraph-properties fo:text-align="center" style:justify-single-word="false"/>
      <style:text-properties fo:font-size="18pt" fo:language="en" fo:country="CA" style:font-size-asian="18pt" style:font-size-complex="18pt"/>
    </style:style>
    <style:style style:name="P5" style:family="paragraph" style:parent-style-name="Standard">
      <style:text-properties fo:font-size="14pt" fo:language="en" fo:country="CA" style:font-size-asian="14pt" style:font-size-complex="14pt"/>
    </style:style>
    <style:style style:name="P6" style:family="paragraph" style:parent-style-name="Standard">
      <style:text-properties fo:language="en" fo:country="CA"/>
    </style:style>
    <style:style style:name="P7" style:family="paragraph" style:parent-style-name="Standard">
      <style:paragraph-properties fo:line-height="150%"/>
      <style:text-properties fo:language="en" fo:country="CA"/>
    </style:style>
    <style:style style:name="P8" style:family="paragraph" style:parent-style-name="Standard">
      <style:paragraph-properties fo:line-height="150%"/>
      <style:text-properties fo:font-size="13pt" fo:language="en" fo:country="CA" style:font-size-asian="13pt" style:font-size-complex="13pt"/>
    </style:style>
    <style:style style:name="P9" style:family="paragraph" style:parent-style-name="Standard">
      <style:paragraph-properties fo:line-height="150%"/>
      <style:text-properties fo:font-size="13pt" fo:language="en" fo:country="CA" style:text-underline-style="solid" style:text-underline-width="auto" style:text-underline-color="font-color" style:font-size-asian="13pt" style:font-size-complex="13pt"/>
    </style:style>
    <style:style style:name="P10" style:family="paragraph" style:parent-style-name="Standard">
      <style:text-properties fo:font-size="14pt" fo:language="en" fo:country="CA" style:text-underline-style="solid" style:text-underline-width="auto" style:text-underline-color="font-color" fo:font-weight="bold" style:font-size-asian="14pt" style:font-weight-asian="bold" style:font-size-complex="14pt" style:font-weight-complex="bold"/>
    </style:style>
    <style:style style:name="P11" style:family="paragraph" style:parent-style-name="Standard">
      <style:text-properties fo:font-size="14pt" fo:language="en" fo:country="CA" style:font-size-asian="14pt" style:font-size-complex="14pt"/>
    </style:style>
    <style:style style:name="T1" style:family="text">
      <style:text-properties fo:font-size="14pt" style:font-size-asian="14pt" style:font-size-complex="14pt"/>
    </style:style>
    <style:style style:name="T2" style:family="text">
      <style:text-properties style:text-position="super 58%"/>
    </style:style>
    <style:style style:name="T3" style:family="text">
      <style:text-properties fo:font-variant="normal" fo:text-transform="none" fo:color="#000000" style:font-name="Times New Roman" fo:font-size="12pt" fo:font-style="normal" fo:font-weight="normal" style:font-size-asian="12pt" style:font-size-complex="12pt"/>
    </style:style>
    <style:style style:name="T4" style:family="text">
      <style:text-properties fo:font-variant="normal" fo:text-transform="none" fo:color="#000000" style:font-name="Times New Roman" fo:font-size="12pt" fo:letter-spacing="normal" fo:font-style="normal" fo:font-weight="normal" style:font-size-asian="12pt" style:font-size-complex="12pt"/>
    </style:style>
    <style:style style:name="T5" style:family="text">
      <style:text-properties fo:font-variant="normal" fo:text-transform="none" fo:color="#000000" style:font-name="Times New Roman" fo:font-style="normal" fo:font-weight="normal"/>
    </style:style>
    <style:style style:name="T6" style:family="text">
      <style:text-properties fo:font-variant="normal" fo:text-transform="none" fo:color="#000000" style:font-name="Times New Roman" fo:font-size="125pt" fo:font-style="normal" fo:font-weight="normal" style:font-size-asian="125pt" style:font-size-complex="125pt"/>
    </style:style>
    <style:style style:name="T7" style:family="text">
      <style:text-properties fo:font-variant="normal" fo:text-transform="none" fo:color="#000000" style:font-name="Times New Roman" fo:font-size="12.5pt" fo:font-style="normal" fo:font-weight="normal" style:font-size-asian="12.5pt" style:font-size-complex="12.5pt"/>
    </style:style>
    <style:style style:name="T8" style:family="text">
      <style:text-properties fo:font-variant="normal" fo:text-transform="none" fo:color="#000000" style:font-name="Times New Roman" fo:font-size="13pt" fo:font-style="normal" fo:font-weight="normal" style:font-size-asian="13pt" style:font-size-complex="13pt"/>
    </style:style>
    <style:style style:name="T9" style:family="text">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T10" style:family="text">
      <style:text-properties fo:font-variant="normal" fo:text-transform="none" fo:color="#000000" style:text-line-through-style="none" style:font-name="Times New Roman" fo:font-size="12pt" fo:font-style="normal" style:text-underline-style="none" fo:font-weight="normal" style:text-blinking="false" style:font-size-asian="12pt" style:font-weight-asian="normal" style:font-size-complex="12pt" style:font-weight-complex="normal"/>
    </style:style>
    <style:style style:name="T11" style:family="text">
      <style:text-properties fo:font-variant="normal" fo:text-transform="none" fo:color="#000000" style:text-line-through-style="none" style:font-name="Times New Roman" fo:font-size="12pt" fo:font-style="normal" style:text-underline-style="none" fo:font-weight="normal" style:text-blinking="false" style:font-size-asian="12pt" style:font-style-asian="normal" style:font-size-complex="12pt" style:font-style-complex="normal"/>
    </style:style>
    <style:style style:name="T12" style:family="text">
      <style:text-properties fo:font-variant="normal" fo:text-transform="none" fo:color="#000000" style:text-line-through-style="none" style:font-name="Times New Roman" fo:font-size="12pt" fo:font-style="normal" style:text-underline-style="none" fo:font-weight="normal" style:text-blinking="false" style:font-size-asian="12pt" style:font-style-asian="normal" style:font-weight-asian="normal" style:font-size-complex="12pt" style:font-style-complex="normal" style:font-weight-complex="normal"/>
    </style:style>
    <style:style style:name="T13" style:family="text">
      <style:text-properties fo:font-variant="normal" fo:text-transform="none" fo:color="#000000" style:text-line-through-style="none" style:font-name="Times New Roman" fo:font-style="normal" style:text-underline-style="none" fo:font-weight="normal" style:text-blinking="false"/>
    </style:style>
    <style:style style:name="T14" style:family="text">
      <style:text-properties fo:font-variant="normal" fo:text-transform="none" fo:color="#000000" style:text-line-through-style="none" style:font-name="Times New Roman" fo:font-style="normal" style:text-underline-style="none" fo:font-weight="normal" style:text-blinking="false" style:font-weight-asian="normal" style:font-weight-complex="normal"/>
    </style:style>
    <style:style style:name="T15" style:family="text">
      <style:text-properties fo:font-variant="normal" fo:text-transform="none" fo:color="#000000" style:text-line-through-style="none" style:font-name="Times New Roman" fo:font-style="normal" style:text-underline-style="none" fo:font-weight="normal" style:text-blinking="false" style:font-style-asian="normal" style:font-style-complex="normal"/>
    </style:style>
    <style:style style:name="T16" style:family="text">
      <style:text-properties fo:font-variant="normal" fo:text-transform="none" fo:color="#000000" style:text-line-through-style="none" style:font-name="Times New Roman" fo:font-style="normal" style:text-underline-style="none" fo:font-weight="normal" style:text-blinking="false" style:font-style-asian="normal" style:font-weight-asian="normal" style:font-style-complex="normal" style:font-weight-complex="normal"/>
    </style:style>
    <style:style style:name="T17" style:family="text">
      <style:text-properties fo:font-variant="normal" fo:text-transform="none" fo:color="#000000" style:text-line-through-style="none" style:font-name="Times New Roman" fo:font-size="125pt" fo:font-style="normal" style:text-underline-style="none" fo:font-weight="normal" style:text-blinking="false" style:font-size-asian="125pt" style:font-size-complex="125pt"/>
    </style:style>
    <style:style style:name="T18" style:family="text">
      <style:text-properties fo:font-variant="normal" fo:text-transform="none" fo:color="#000000" style:text-line-through-style="none" style:font-name="Times New Roman" fo:font-size="125pt" fo:font-style="normal" style:text-underline-style="none" fo:font-weight="normal" style:text-blinking="false" style:font-size-asian="125pt" style:font-weight-asian="normal" style:font-size-complex="125pt" style:font-weight-complex="normal"/>
    </style:style>
    <style:style style:name="T19" style:family="text">
      <style:text-properties fo:font-variant="normal" fo:text-transform="none" fo:color="#000000" style:text-line-through-style="none" style:font-name="Times New Roman" fo:font-size="125pt" fo:font-style="normal" style:text-underline-style="none" fo:font-weight="normal" style:text-blinking="false" style:font-size-asian="125pt" style:font-style-asian="normal" style:font-size-complex="125pt" style:font-style-complex="normal"/>
    </style:style>
    <style:style style:name="T20" style:family="text">
      <style:text-properties fo:font-variant="normal" fo:text-transform="none" fo:color="#000000" style:text-line-through-style="none" style:font-name="Times New Roman" fo:font-size="125pt" fo:font-style="normal" style:text-underline-style="none" fo:font-weight="normal" style:text-blinking="false" style:font-size-asian="125pt" style:font-style-asian="normal" style:font-weight-asian="normal" style:font-size-complex="125pt" style:font-style-complex="normal" style:font-weight-complex="normal"/>
    </style:style>
    <style:style style:name="T21" style:family="text">
      <style:text-properties fo:font-variant="normal" fo:text-transform="none" fo:color="#000000" style:text-line-through-style="none" style:font-name="Times New Roman" fo:font-size="12.5pt" fo:font-style="normal" style:text-underline-style="none" fo:font-weight="normal" style:text-blinking="false" style:font-size-asian="12.5pt" style:font-size-complex="12.5pt"/>
    </style:style>
    <style:style style:name="T22" style:family="text">
      <style:text-properties fo:font-variant="normal" fo:text-transform="none" fo:color="#000000" style:text-line-through-style="none" style:font-name="Times New Roman" fo:font-size="12.5pt" fo:font-style="normal" style:text-underline-style="none" fo:font-weight="normal" style:text-blinking="false" style:font-size-asian="12.5pt" style:font-weight-asian="normal" style:font-size-complex="12.5pt" style:font-weight-complex="normal"/>
    </style:style>
    <style:style style:name="T23" style:family="text">
      <style:text-properties fo:font-variant="normal" fo:text-transform="none" fo:color="#000000" style:text-line-through-style="none" style:font-name="Times New Roman" fo:font-size="12.5pt" fo:font-style="normal" style:text-underline-style="none" fo:font-weight="normal" style:text-blinking="false" style:font-size-asian="12.5pt" style:font-style-asian="normal" style:font-size-complex="12.5pt" style:font-style-complex="normal"/>
    </style:style>
    <style:style style:name="T24" style:family="text">
      <style:text-properties fo:font-variant="normal" fo:text-transform="none" fo:color="#000000" style:text-line-through-style="none" style:font-name="Times New Roman" fo:font-size="12.5pt" fo:font-style="normal" style:text-underline-style="none" fo:font-weight="normal" style:text-blinking="false" style:font-size-asian="12.5pt" style:font-style-asian="normal" style:font-weight-asian="normal" style:font-size-complex="12.5pt" style:font-style-complex="normal" style:font-weight-complex="normal"/>
    </style:style>
    <style:style style:name="T25" style:family="text">
      <style:text-properties fo:font-variant="normal" fo:text-transform="none" fo:color="#000000" style:text-line-through-style="none" style:font-name="Times New Roman" fo:font-size="13pt" fo:font-style="normal" style:text-underline-style="none" fo:font-weight="normal" style:text-blinking="false" style:font-size-asian="13pt" style:font-size-complex="13pt"/>
    </style:style>
    <style:style style:name="T26" style:family="text">
      <style:text-properties fo:font-variant="normal" fo:text-transform="none" fo:color="#000000" style:text-line-through-style="none" style:font-name="Times New Roman" fo:font-size="13pt" fo:font-style="normal" style:text-underline-style="none" fo:font-weight="normal" style:text-blinking="false" style:font-size-asian="13pt" style:font-weight-asian="normal" style:font-size-complex="13pt" style:font-weight-complex="normal"/>
    </style:style>
    <style:style style:name="T27" style:family="text">
      <style:text-properties fo:font-variant="normal" fo:text-transform="none" fo:color="#000000" style:text-line-through-style="none" style:font-name="Times New Roman" fo:font-size="13pt" fo:font-style="normal" style:text-underline-style="none" fo:font-weight="normal" style:text-blinking="false" style:font-size-asian="13pt" style:font-style-asian="normal" style:font-size-complex="13pt" style:font-style-complex="normal"/>
    </style:style>
    <style:style style:name="T28" style:family="text">
      <style:text-properties fo:font-variant="normal" fo:text-transform="none" fo:color="#000000" style:text-line-through-style="none" style:font-name="Times New Roman" fo:font-size="13pt" fo:font-style="normal" style:text-underline-style="none" fo:font-weight="normal" style:text-blinking="false" style:font-size-asian="13pt" style:font-style-asian="normal" style:font-weight-asian="normal" style:font-size-complex="13pt" style:font-style-complex="normal" style:font-weight-complex="normal"/>
    </style:style>
    <style:style style:name="T29" style:family="text">
      <style:text-properties fo:font-variant="normal" fo:text-transform="none" fo:color="#000000" style:text-position="super 58%" style:font-name="Times New Roman" fo:font-size="12pt" fo:font-style="normal" fo:font-weight="normal" style:font-size-asian="12pt" style:font-size-complex="12pt"/>
    </style:style>
    <style:style style:name="T30" style:family="text">
      <style:text-properties fo:font-variant="normal" fo:text-transform="none" fo:color="#000000" style:text-position="super 58%" style:font-name="Times New Roman" fo:font-style="normal" fo:font-weight="normal"/>
    </style:style>
    <style:style style:name="T31" style:family="text">
      <style:text-properties fo:font-variant="normal" fo:text-transform="none" fo:color="#000000" style:font-name="Helvetica Neue" fo:font-size="8.85000038146973pt" fo:letter-spacing="normal" fo:font-style="normal" fo:font-weight="normal" style:font-size-asian="12pt" style:font-size-complex="12pt"/>
    </style:style>
    <style:style style:name="T32" style:family="text">
      <style:text-properties fo:font-variant="normal" fo:text-transform="none" fo:color="#000000" style:font-name="Helvetica Neue" fo:font-size="8.85000038146973pt" fo:letter-spacing="normal" fo:font-style="italic" fo:font-weight="normal" style:font-size-asian="12pt" style:font-size-complex="12pt"/>
    </style:style>
    <style:style style:name="T33" style:family="text">
      <style:text-properties fo:color="#000000" style:text-underline-style="none"/>
    </style:style>
    <style:style style:name="T34" style:family="text">
      <style:text-properties fo:color="#000000" fo:font-size="125pt" style:text-underline-style="none" style:font-size-asian="125pt" style:font-size-complex="125pt"/>
    </style:style>
    <style:style style:name="T35" style:family="text">
      <style:text-properties fo:color="#000000" fo:font-size="12.5pt" style:text-underline-style="none" style:font-size-asian="12.5pt" style:font-size-complex="12.5pt"/>
    </style:style>
    <style:style style:name="T36" style:family="text">
      <style:text-properties fo:color="#000000" fo:font-size="13pt" style:text-underline-style="none" style:font-size-asian="13pt" style:font-size-complex="13pt"/>
    </style:style>
    <style:style style:name="T37" style:family="text">
      <style:text-properties fo:font-size="125pt" style:font-size-asian="125pt" style:font-size-complex="125pt"/>
    </style:style>
    <style:style style:name="T38" style:family="text">
      <style:text-properties fo:font-size="12.5pt" style:font-size-asian="12.5pt" style:font-size-complex="12.5pt"/>
    </style:style>
    <style:style style:name="T39" style:family="text">
      <style:text-properties fo:font-size="13pt" style:font-size-asian="13pt" style:font-size-complex="13pt"/>
    </style:style>
    <style:style style:name="T40"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Model UN Montreal 2016</text:p>
      <text:p text:style-name="P4">Republic of Congo with the African Union </text:p>
      <text:p text:style-name="P2"/>
      <text:p text:style-name="P2"/>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tab/><text:tab/><text:tab/><text:tab/><text:span text:style-name="T1">Natasha Edmonds</text:span></text:p>
      <text:p text:style-name="P5"><text:tab/><text:tab/><text:tab/><text:tab/> <text:s/>Lorne Park Secondary School</text:p>
      <text:p text:style-name="P5"><text:tab/><text:tab/><text:tab/><text:tab/><text:tab/>Mississauga, Ontario</text:p>
      <text:p text:style-name="P5"/>
      <text:p text:style-name="P5"/>
      <text:p text:style-name="P5"/>
      <text:p text:style-name="P5"/>
      <text:p text:style-name="P10"><text:soft-page-break/>Republic of Congo and the African Union</text:p>
      <text:p text:style-name="P5">Committee: General Assembly </text:p>
      <text:p text:style-name="P5">Topic: African Union</text:p>
      <text:p text:style-name="P5">Country: Republic of Congo</text:p>
      <text:p text:style-name="P5">School: Lorne Park Secondary School, Mississauga, Ontario</text:p>
      <text:p text:style-name="P1"/>
      <text:p text:style-name="P1"/>
      <text:p text:style-name="P1"/>
      <text:p text:style-name="P8">The Republic of Congo is a country full of history, both positive and negative, which has developed it into the country it is today. Situated in central eastern Africa, <text:s/>the country is surrounded by Gabon, Cameroon, Democratic Republic of Congo and Angola. With the 49<text:span text:style-name="T2">th</text:span> largest population in africa of <text:s text:c="3"/>4,663,446, the republic of Congo also has the 27<text:span text:style-name="T2">th</text:span> largest population in africa or 64<text:span text:style-name="T2">th</text:span> in the world with an area of 342,000km2. The country has a water density percentage of only 3.3%, which is roughly low compared to surrounding countries. The capital is located in Brazzaville, which is also the informal name for the country. The Republic of Congo is currently lead by President Denis Sassou Nguesso as of 1997, and Prime Minister Clement Mouamba, as of 2016. The GDP per Capita of the country is roughly low in the worlds eye, standing in at $2,190 (american dollars), although not very low in african standards. The majority of the population is Catholic, coming in at 33.1%, although Awakening Lutherans, protestants and Islam are also other common religions. The Republic of Congo takes our relationship with the United Nations and African Union very seriously and continues to intend to make grow the best relationship possible since the 1961 attack on the Secretary General Dag Hammarskjold after his plane was attacked by Congolese rebellion forces on the way to create a cease fire in our country. </text:p>
      <text:p text:style-name="P8"><text:span text:style-name="T40"/></text:p>
      <text:p text:style-name="P8"><text:span text:style-name="T40">Topic 1: Access to Education for Women in Girls </text:span></text:p>
      <text:p text:style-name="P8">The Republic of Congo believes in the right for all children to go to school rather than the focus on just a certain gender, so for that reason, we have created a set plan for the years of 2015-2025 from our 3 ministries in charge of education. A plan has been made with 3 set objectives. The first being to give all children a 10-year basic education through quality primary education for basic competencies, lower secondary education for all with the options in general technical or vocational studies or schools that may focus in these sectors and non formal literacy programs for children who have left school or are young adults. Within our first <text:soft-page-break/>objective, we are planning to focus on expanding pre-primary education opportunities in particular for underprivileged and rural areas of the country for children who traditionally would not have access to education. Our second objective is to ensure adequacy between the education provided and the human resources needs of the economy through a high school program to prepare students for either higher education or the workplace and technical schools producing competencies that are relevant to the Congo's economy. Our last objective is to enhance the management of our education sector thrugh a 2 program system of information, steering and management to ensure the government has the tools needed to implement the education strategy. The Republic of Congo intends to increase its funding up to 20% for education in the current budget. </text:p>
      <text:p text:style-name="P8"/>
      <text:p text:style-name="P9">Topic 2: Foreign Direct Investment in Africa</text:p>
      <text:p text:style-name="P7"><text:span text:style-name="T39">Since the 1991 National Conference, the country was very socialist based as it was principally allied with the Soviet Union and other Eastern Nations. Educational, economic and foreign aid links between Congo and eastern countries have been extensive, with the Congolese military and security forces receiving significant Russian, German and Cuban assistance over the years. After the Soviet Union fell apart, Congo's relationship with Russia is much less import and now France has far more involvement. Congo's principal external parter is France, contributing significant amounts of economic assistance, while also playing an influential role politically and ethically. The Republic of Congo exports about $11.2B and imports $5.05B a year, resulting in a positive trade balance. The top exports of the Republic of Congo are Crude petroleum ($7.2B), Passenger and Cargo Ships ($703M) and Refined Petroleum ($355M), using the 1992 revision of the HS (Harmonized System) classification. It;s top imports are Palm Oil ($231M), Iron Pipes ($178M), Refined Petroleum ($163M), Special Purpose Ships ($132M) and Cars ($128M). </text:span><text:span text:style-name="T8"><text:s/>The country primary commerce relations go to countries out of Africa, including China ($4.84B), Italy ($832M) Australia ($694M), Gabon ($542M) and the United States ($397M).</text:span></text:p>
      <text:p text:style-name="P8"><text:span text:style-name="T5"/></text:p>
      <text:p text:style-name="P8"><text:span text:style-name="T5"/></text:p>
      <text:p text:style-name="P8"><text:span text:style-name="T5"/></text:p>
      <text:p text:style-name="P9"><text:soft-page-break/><text:span text:style-name="T5">Topic 3: <text:s/>Promoting Integrity and Transparency in Democratically Elected Governments</text:span></text:p>
      <text:p text:style-name="P8"><text:span text:style-name="T5">The Republic of Congo has had a multi party political system since the early 90s, although it has been heavily dominated by the current president, Dennis Sassou Nguesso, because he has lacked any serious competition since he has been in power. The current government has been accused of many corruption allegations, especially since the October 2015 election in which the current President allowed a referendum in the hopes that the people would allow him to run for a 3</text:span><text:span text:style-name="T30">rd</text:span><text:span text:style-name="T5"> consecutive election, which conflicts with the 2002 constitution which only allows 2 elections. The results came back in the favour of the president by a margin of 92% voting yes, yet many thought the results were falsified by his own party. Since this, the Republic of Congo has put an anti-corruption framework in pace. The Congolese Penal Code criminalizes active and passive bribery, promising, offering or receiving gifts for an undue advantage. Bribery, extortion abuse of office and trading in influence are also criminal offences within the public sector, but the private sector can also be held accountable if the state holds interests in a given private company. </text:span></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1"><text:soft-page-break/><text:span text:style-name="T3">Resources Used:</text:span></text:p>
      <text:p text:style-name="P1"><text:span text:style-name="T3"/></text:p>
      <text:p text:style-name="P1"><text:span text:style-name="T31">By Decision AHG/Dec 160 (xxxvii) of the Summit of Lusaka, July 2001, a Decision  Was Made for the Creation within the African Union of the Peace and Security  Council. The Protocol Establishing the PSC Is in the Process of Ratification. "AU in a Nutshell." </text:span><text:span text:style-name="T32">Home</text:span><text:span text:style-name="T31">. N.p., n.d. Web. <text:s/>16 Oct. 2016.</text:span></text:p>
      <text:p text:style-name="P1"><text:span text:style-name="T3"/></text:p>
      <text:p text:style-name="P1"><text:span text:style-name="T31">Chauvin, By Dr Maïlys. "Election Corruption." </text:span><text:span text:style-name="T32">Africa Research Institute</text:span><text:span text:style-name="T31">. N.p., n.d. Web. 17 Oct. 2016.t</text:span></text:p>
      <text:p text:style-name="P1"><text:span text:style-name="T3"/></text:p>
      <text:p text:style-name="P1"><text:span text:style-name="T31">"Congo." </text:span><text:span text:style-name="T32">Home</text:span><text:span text:style-name="T31">. N.p., n.d. Web. 02 Nov. 2016.</text:span></text:p>
      <text:p text:style-name="P1"><text:span text:style-name="T3"/></text:p>
      <text:p text:style-name="P1"><text:span text:style-name="T31">"Congo President Denis Sassou Nguesso Wins Re-election." </text:span><text:span text:style-name="T32">- AJE News</text:span><text:span text:style-name="T31">. N.p., n.d. Web. 02 Nov. 2016.</text:span></text:p>
      <text:p text:style-name="P1"><text:span text:style-name="T3"/></text:p>
      <text:p text:style-name="P1"><text:span text:style-name="T31">"Education System in Congo, Republic of the." </text:span><text:span text:style-name="T32">Congo, Republic of the Education System</text:span><text:span text:style-name="T31">. N.p., n.d. Web. 02 Nov. 2016.</text:span><text:span text:style-name="T3"><text:line-break/></text:span></text:p>
      <text:p text:style-name="P1"><text:span text:style-name="T31">Education Africa - Projects." </text:span><text:span text:style-name="T32">Education Africa - Projects</text:span><text:span text:style-name="T31">. N.p., n.d. Web. 07 Nov. 2016.</text:span></text:p>
      <text:p text:style-name="P1"><text:span text:style-name="T3"/></text:p>
      <text:p text:style-name="P1"><text:span text:style-name="T31">Fleet, Justin W. Van. "Africa’s Education Crisis: In School But Not Learning." </text:span><text:span text:style-name="T32">Brookings</text:span><text:span text:style-name="T31">. N.p., 17 Sept. 2012. Web. 02 Nov. 2016.</text:span></text:p>
      <text:p text:style-name="P1"><text:span text:style-name="T4"/></text:p>
      <text:p text:style-name="P1"><text:span text:style-name="T31">FreedomHouseDC. "Congo, Republic of (Brazzaville)." </text:span><text:span text:style-name="T32">Freedom House |</text:span><text:span text:style-name="T31">. N.p., n.d. Web. 17 Oct. 2016.</text:span></text:p>
      <text:p text:style-name="P1"><text:span text:style-name="T3"/></text:p>
      <text:p text:style-name="P1"><text:span text:style-name="T31">Kent, Melissa. "Evidence May Lead to New Probe in 1961 Death of UN Secretary General Dag Hammarskjöld." </text:span><text:span text:style-name="T32">CBCnews</text:span><text:span text:style-name="T31">. CBC/Radio Canada, 22 June 2015. Web. 14 Oct. 2016.</text:span></text:p>
      <text:p text:style-name="P1"><text:span text:style-name="T3"/></text:p>
      <text:p text:style-name="P1"><text:span text:style-name="T31">"ONUC." </text:span><text:span text:style-name="T32">UN News Center</text:span><text:span text:style-name="T31">. UN, n.d. Web. 17 Oct. 2016.</text:span></text:p>
      <text:p text:style-name="P1"><text:span text:style-name="T3"/></text:p>
      <text:p text:style-name="P1"><text:span text:style-name="T31">"Republic of the Congo." </text:span><text:span text:style-name="T32">Encyclopedia Britannica Online</text:span><text:span text:style-name="T31">. Encyclopedia Britannica, n.d. Web. 24 Oct 2016.</text:span></text:p>
      <text:p text:style-name="P1"><text:span text:style-name="T3"/></text:p>
      <text:p text:style-name="P1"><text:span text:style-name="T31">Survey Of Ict And Education In Africa: Republic Of Congo (Congo-Brazzaville) Country Report. </text:span><text:span text:style-name="T32">ICT in Education in the Republic of Congo (Congo-Brazzaville)</text:span><text:span text:style-name="T4"> </text:span><text:span text:style-name="T31">(n.d.): n. pag. Web 14 Oct 2016</text:span></text:p>
      <text:p text:style-name="P1"><text:span text:style-name="T3"/></text:p>
      <text:p text:style-name="P1"><text:span text:style-name="T31">"The World Factbook: CONGO, REPUBLIC OF THE." </text:span><text:span text:style-name="T32">Central Intelligence Agency</text:span><text:span text:style-name="T31">. Central Intelligence Agency, n.d. Web. 01 Nov. 2016.</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Helvetica Neue" svg:font-family="'Helvetica Neue', HelveticaNeue, 'TeX Gyre Heros', TeXGyreHeros, FreeSans, 'Nimbus Sans L', 'Liberation Sans', Helvetica, Arial, sans-serif"/>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6-11-07T18:30:04</meta:creation-date>
    <meta:editing-duration>PT10M23S</meta:editing-duration>
    <meta:editing-cycles>4</meta:editing-cycles>
    <meta:generator>OpenOffice.org/3.3$Unix OpenOffice.org_project/330m20$Build-9567</meta:generator>
    <meta:initial-creator>Michael Edmonds</meta:initial-creator>
    <dc:date>2016-11-07T19:31:28</dc:date>
    <dc:creator>Michael Edmonds</dc:creator>
    <meta:document-statistic meta:table-count="0" meta:image-count="0" meta:object-count="0" meta:page-count="5" meta:paragraph-count="31" meta:word-count="1184" meta:character-count="7451"/>
  </office:meta>
</office:document-meta>
</file>